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8CBAD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AEAAAA"/>
      <style:text-properties fo:color="#FFFFFF"/>
    </style:style>
    <style:style style:name="ce10" style:family="table-cell" style:parent-style-name="Default" style:data-style-name="N0">
      <style:table-cell-properties style:vertical-align="middle" fo:background-color="#F8CBAD"/>
      <style:text-properties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4.18041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CANCEL WHEN CREATING A USER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adding <text:s/>a Please wait loading div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File list not cleared after uploading files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GLOBAL</text:p>
          </table:table-cell>
          <table:table-cell office:value-type="string" table:style-name="ce6">
            <text:p>Add a custom alert event on the side of the screen instead of alert(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LIMITING FILESIZE IN NODE.J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NODEBACKEND</text:p>
          </table:table-cell>
          <table:table-cell office:value-type="string" table:style-name="ce6">
            <text:p>Adding permissions on each web servic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Add the user picture to any messag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DASHBOARD</text:p>
          </table:table-cell>
          <table:table-cell office:value-type="string" table:style-name="ce6">
            <text:p>Add a personnal dashbord to any user …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CALENDAR</text:p>
          </table:table-cell>
          <table:table-cell office:value-type="string" table:style-name="ce6">
            <text:p>Each user may add an event to their own calenda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TABLE</text:p>
          </table:table-cell>
          <table:table-cell office:value-type="string" table:style-name="ce6">
            <text:p>Add users table + Try to do a cool desig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HAMAN</text:p>
          </table:table-cell>
          <table:table-cell office:value-type="string" table:style-name="ce6">
            <text:p>Provide some shaman stats about users for demo purpos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OLVER</text:p>
          </table:table-cell>
          <table:table-cell office:value-type="string" table:style-name="ce6">
            <text:p>Provide one form demontrating the solvers abiliti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A user can affect permissions to his fil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GLOBAL APP</text:p>
          </table:table-cell>
          <table:table-cell office:value-type="string" table:style-name="ce6">
            <text:p>Automatically switch from localhost to server wehn publishing …</text:p>
          </table:table-cell>
          <table:table-cell table:number-columns-repeated="16382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permissions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3">
          <table:table-cell office:value-type="string" table:style-name="ce8">
            <text:p>PERMISSIONS</text:p>
          </table:table-cell>
          <table:table-cell office:value-type="string" table:style-name="ce9">
            <text:p>ANONYMOUS</text:p>
          </table:table-cell>
          <table:table-cell office:value-type="string" table:style-name="ce9">
            <text:p>VIEWER</text:p>
          </table:table-cell>
          <table:table-cell office:value-type="string" table:style-name="ce9">
            <text:p>USER</text:p>
          </table:table-cell>
          <table:table-cell office:value-type="string" table:style-name="ce9">
            <text:p>MANAGER<text:s/></text:p>
          </table:table-cell>
          <table:table-cell office:value-type="string" table:style-name="ce9">
            <text:p>ADMIN</text:p>
          </table:table-cell>
          <table:table-cell table:number-columns-repeated="16378" table:style-name="ce1"/>
        </table:table-row>
        <table:table-row table:style-name="ro2">
          <table:table-cell table:style-name="ce5"/>
          <table:table-cell table:number-columns-repeated="6" table:style-name="ce1"/>
          <table:table-cell office:value-type="string" table:style-name="ce1">
            <text:p>! CONDITIONNAL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READ_DASHBOARD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7">
            <text:p>Files will have a owner who will set permissions to their files</text:p>
          </table:table-cell>
          <table:table-cell table:number-columns-repeated="16376"/>
        </table:table-row>
        <table:table-row table:style-name="ro2">
          <table:table-cell table:style-name="ce5"/>
          <table:table-cell table:number-columns-repeated="5" table:style-name="ce7"/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table:style-name="ce5"/>
          <table:table-cell table:number-columns-repeated="5" table:style-name="ce7"/>
          <table:table-cell table:number-columns-repeated="16378" table:style-name="ce1"/>
        </table:table-row>
        <table:table-row table:style-name="ro2">
          <table:table-cell office:value-type="string" table:style-name="ce10">
            <text:p>CREATE_USER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READ_USE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UPDATE_USER</text:p>
          </table:table-cell>
          <table:table-cell table:number-columns-repeated="2"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DELETE_USER</text:p>
          </table:table-cell>
          <table:table-cell table:number-columns-repeated="2"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READ_USER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table:style-name="ce5"/>
          <table:table-cell table:style-name="ce7"/>
          <table:table-cell table:number-columns-repeated="16382" table:style-name="ce1"/>
        </table:table-row>
        <table:table-row table:style-name="ro2">
          <table:table-cell office:value-type="string" table:style-name="ce10">
            <text:p>CREATE_FILE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READ_FIL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!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UPDATE_FILE</text:p>
          </table:table-cell>
          <table:table-cell table:number-columns-repeated="2"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DELETE_FILE</text:p>
          </table:table-cell>
          <table:table-cell table:number-columns-repeated="2"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table:style-name="ce5"/>
          <table:table-cell table:number-columns-repeated="5" table:style-name="ce7"/>
          <table:table-cell table:number-columns-repeated="16378" table:style-name="ce1"/>
        </table:table-row>
        <table:table-row table:style-name="ro2">
          <table:table-cell office:value-type="string" table:style-name="ce10">
            <text:p>CREATE_JOB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READ_JOB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UPDATE_JOB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DELETE_JOB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READ_JOB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number-rows-repeated="2" table:style-name="ro2">
          <table:table-cell table:style-name="ce5"/>
          <table:table-cell table:style-name="ce7"/>
          <table:table-cell table:number-columns-repeated="16382" table:style-name="ce1"/>
        </table:table-row>
        <table:table-row table:style-name="ro2">
          <table:table-cell office:value-type="string" table:style-name="ce10">
            <text:p>CREATE_MESSAG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READ_MESSAGE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UPDATE_MESSAGE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DELETE_MESSAGE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number-rows-repeated="5" table:style-name="ro2">
          <table:table-cell table:style-name="ce5"/>
          <table:table-cell table:number-columns-repeated="16383" table:style-name="ce1"/>
        </table:table-row>
        <table:table-row table:number-rows-repeated="2" table:style-name="ro2">
          <table:table-cell table:style-name="ce5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2-02T16:20:53Z</dc:date>
  </office:meta>
</office:document-meta>
</file>